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5797" officeooo:paragraph-rsid="000e5797"/>
    </style:style>
    <style:style style:name="P2" style:family="paragraph" style:parent-style-name="Standard">
      <style:paragraph-properties fo:text-align="center" style:justify-single-word="false"/>
      <style:text-properties officeooo:rsid="000e5797" officeooo:paragraph-rsid="000e5797"/>
    </style:style>
    <style:style style:name="P3" style:family="paragraph" style:parent-style-name="Standard">
      <style:text-properties fo:font-style="italic" officeooo:rsid="000e5797" officeooo:paragraph-rsid="00123439" style:font-style-asian="italic" style:font-style-complex="italic"/>
    </style:style>
    <style:style style:name="P4" style:family="paragraph" style:parent-style-name="Standard">
      <style:text-properties officeooo:rsid="000ed976" officeooo:paragraph-rsid="000e5797"/>
    </style:style>
    <style:style style:name="P5" style:family="paragraph" style:parent-style-name="Standard">
      <style:text-properties officeooo:rsid="000ed976" officeooo:paragraph-rsid="000ed976"/>
    </style:style>
    <style:style style:name="P6" style:family="paragraph" style:parent-style-name="Standard">
      <style:text-properties officeooo:rsid="00106cb3" officeooo:paragraph-rsid="000e5797"/>
    </style:style>
    <style:style style:name="P7" style:family="paragraph" style:parent-style-name="Standard">
      <style:text-properties officeooo:rsid="00106cb3" officeooo:paragraph-rsid="00106cb3"/>
    </style:style>
    <style:style style:name="P8" style:family="paragraph" style:parent-style-name="Standard">
      <style:text-properties officeooo:rsid="0010dd2e" officeooo:paragraph-rsid="0012c3c0"/>
    </style:style>
    <style:style style:name="P9" style:family="paragraph" style:parent-style-name="Standard">
      <style:text-properties officeooo:rsid="0012c3c0" officeooo:paragraph-rsid="0012c3c0"/>
    </style:style>
    <style:style style:name="P10" style:family="paragraph" style:parent-style-name="Standard">
      <style:text-properties officeooo:rsid="00140d21" officeooo:paragraph-rsid="00140d21"/>
    </style:style>
    <style:style style:name="P11" style:family="paragraph" style:parent-style-name="Heading_20_3">
      <style:paragraph-properties fo:break-before="page"/>
    </style:style>
    <style:style style:name="T1" style:family="text">
      <style:text-properties officeooo:rsid="000ed976"/>
    </style:style>
    <style:style style:name="T2" style:family="text">
      <style:text-properties officeooo:rsid="00106cb3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10dd2e"/>
    </style:style>
    <style:style style:name="T5" style:family="text">
      <style:text-properties officeooo:rsid="00123439"/>
    </style:style>
    <style:style style:name="T6" style:family="text">
      <style:text-properties officeooo:rsid="0012c3c0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123439"/>
    </style:style>
    <style:style style:name="T9" style:family="text">
      <style:text-properties style:text-position="super 58%" officeooo:rsid="00140d21"/>
    </style:style>
    <style:style style:name="T10" style:family="text">
      <style:text-properties officeooo:rsid="00140d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<text:span text:style-name="T4">vatar Schema Theory</text:span></text:p>
      <text:p text:style-name="P2">by Sven Nilsen, 2021</text:p>
      <text:p text:style-name="P1"/>
      <text:p text:style-name="P3">In this paper I <text:span text:style-name="T4">introduce Inside and Outside Theories for Avatar Extensions and use them to </text:span>create a formal model<text:span text:style-name="T1"> in Propositional Logic of Aspects of Being from of Kent Palmer’s (Ph.D) Schema Theory. I also show that this model proves the Gödelian pair of Formal Language vs Semantics.</text:span></text:p>
      <text:p text:style-name="P7"/>
      <text:p text:style-name="P7">Definition of an Inside Theory:</text:p>
      <text:p text:style-name="P7"/>
      <text:p text:style-name="P7"><text:tab/><text:span text:style-name="T3">An Inside Theory is a mathematical language which models external objects as unknowns</text:span></text:p>
      <text:p text:style-name="P7"/>
      <text:p text:style-name="P7">Definition of an Outside Theory:</text:p>
      <text:p text:style-name="P7"/>
      <text:p text:style-name="P7"><text:tab/><text:span text:style-name="T3">An Outside Theory is a mathematical language with at least one symbol which does not refer to its theory</text:span></text:p>
      <text:p text:style-name="P7"/>
      <text:p text:style-name="Standard">Inside Theory is covered by the core axiom of Path Semantics<text:span text:style-name="T7"><text:reference-ref text:reference-format="text" text:ref-name="path semantics">[1]</text:reference-ref></text:span> using strictest order.</text:p>
      <text:p text:style-name="Standard"/>
      <text:p text:style-name="Standard">A proposal of Outside Theory cover is to use the core axiom of Path Semantics with weakened order,<text:line-break/>in combination with Avatar Extensions<text:span text:style-name="T7"><text:reference-ref text:reference-format="text" text:ref-name="avatar extensions">[2]</text:reference-ref></text:span>.</text:p>
      <text:p text:style-name="P7"/>
      <text:p text:style-name="P8">Kent Palmer’s (Ph.D) <text:span text:style-name="T6">diagram </text:span>Aspects of Being in Schema <text:span text:style-name="T5">Theory</text:span><text:span text:style-name="T8"><text:reference-ref text:reference-format="text" text:ref-name="schema theory">[3]</text:reference-ref></text:span><text:span text:style-name="T5"> builds on extensive philosophical work that generalises Gödel’s Incompleteness Theorems</text:span><text:span text:style-name="T8"><text:reference-ref text:reference-format="text" text:ref-name="incompleteness">[4]</text:reference-ref></text:span><text:span text:style-name="T5"> for Systems Engineering</text:span><text:span text:style-name="T8"><text:reference-ref text:reference-format="text" text:ref-name="systems engineering">[5]</text:reference-ref></text:span><text:span text:style-name="T5">.</text:span></text:p>
      <text:p text:style-name="P8"/>
      <text:p text:style-name="P8"><text:span text:style-name="T5">I use the terminology “Gödelian pair” to refer to two properties of mathematical languages that are exclusive, but neither is necessary. This relation is modelled using `⊼` (logical NAND).</text:span></text:p>
      <text:p text:style-name="P7"/>
      <text:p text:style-name="P7">Axioms <text:span text:style-name="T10">in Propositional Logic</text:span><text:span text:style-name="T9"><text:reference-ref text:reference-format="text" text:ref-name="propositional calculus">[6]</text:reference-ref></text:span>:</text:p>
      <text:p text:style-name="P1"/>
      <text:p text:style-name="P1"><text:tab/><text:span text:style-name="T1">consistency ⊼ completeness</text:span></text:p>
      <text:p text:style-name="P4"><text:tab/>verification ⊼ validation</text:p>
      <text:p text:style-name="P4"><text:tab/>clarity ⊼ coherence</text:p>
      <text:p text:style-name="P4"><text:tab/>inside ⊼ outside</text:p>
      <text:p text:style-name="P4"><text:tab/></text:p>
      <text:p text:style-name="P5"><text:tab/>consistency ∨ completeness ∨ clarity =&gt; inside</text:p>
      <text:p text:style-name="P5"><text:tab/>verification ∨ validation =&gt; outside</text:p>
      <text:p text:style-name="P4"><text:tab/>coherence =&gt; inside ∨ outside</text:p>
      <text:p text:style-name="P4"/>
      <text:p text:style-name="P7">Definiton of Formal <text:span text:style-name="T10">(Language) </text:span>and Semantics:</text:p>
      <text:p text:style-name="P4"/>
      <text:p text:style-name="P4"><text:tab/>formal := consistency ∨ completeness ∨ clarity</text:p>
      <text:p text:style-name="P4"><text:tab/>semantics := <text:span text:style-name="T2">verification ∨ validation</text:span></text:p>
      <text:p text:style-name="P6"/>
      <text:p text:style-name="P10">This is sufficient to prove the following (checked using Pocket-Prover<text:span text:style-name="T7"><text:reference-ref text:reference-format="text" text:ref-name="pocket-prover">[7]</text:reference-ref></text:span>):</text:p>
      <text:p text:style-name="P10"/>
      <text:p text:style-name="P10"><text:tab/>formal<text:span text:style-name="T1"> ⊼ </text:span>semantics</text:p>
      <text:h text:style-name="P11" text:outline-level="3">References:</text:h>
      <text:p text:style-name="P7"/>
      <text:p text:style-name="P9"><text:reference-mark-start text:name="path semantics"/>[1]<text:reference-mark-end text:name="path semantics"/><text:tab/>“Path Semantics”</text:p>
      <text:p text:style-name="P9"><text:tab/>Sven Nilsen, 2016-2019</text:p>
      <text:p text:style-name="P9"><text:tab/><text:a xlink:type="simple" xlink:href="https://github.com/advancedresearch/path_semantics/blob/master/papers-wip/path-semantics.pdf" text:style-name="Internet_20_link" text:visited-style-name="Visited_20_Internet_20_Link"><text:span text:style-name="T3">https://github.com/advancedresearch/path_semantics/blob/master/papers-wip/path-semantics.pdf</text:span></text:a></text:p>
      <text:p text:style-name="P9"/>
      <text:p text:style-name="P9"><text:reference-mark-start text:name="avatar extensions"/>[2]<text:reference-mark-end text:name="avatar extensions"/><text:tab/>“Avatar Extensions”</text:p>
      <text:p text:style-name="P9"><text:tab/>AdvancedResearch – Summary page on Avatar Extensions</text:p>
      <text:p text:style-name="P9"><text:tab/><text:a xlink:type="simple" xlink:href="https://advancedresearch.github.io/avatar-extensions/summary.html" text:style-name="Internet_20_link" text:visited-style-name="Visited_20_Internet_20_Link"><text:span text:style-name="T3">https://advancedresearch.github.io/avatar-extensions/summary.html</text:span></text:a></text:p>
      <text:p text:style-name="P9"/>
      <text:p text:style-name="P9"><text:reference-mark-start text:name="schema theory"/>[3]<text:reference-mark-end text:name="schema theory"/><text:tab/>“Schema Theory”</text:p>
      <text:p text:style-name="P9"><text:tab/>Kent Palmer – Schemas Theory Research Initiative</text:p>
      <text:p text:style-name="P9"><text:tab/><text:a xlink:type="simple" xlink:href="http://schematheory.net/" text:style-name="Internet_20_link" text:visited-style-name="Visited_20_Internet_20_Link"><text:span text:style-name="T3">http://schematheory.net/</text:span></text:a></text:p>
      <text:p text:style-name="P9"/>
      <text:p text:style-name="P10"><text:reference-mark-start text:name="incompleteness"/>[4]<text:reference-mark-end text:name="incompleteness"/><text:tab/>“Gödel’s incompleteness theorems”</text:p>
      <text:p text:style-name="P10"><text:tab/>Wikipedia</text:p>
      <text:p text:style-name="P10"><text:tab/><text:a xlink:type="simple" xlink:href="https://en.wikipedia.org/wiki/Gödel%27s_incompleteness_theorems" text:style-name="Internet_20_link" text:visited-style-name="Visited_20_Internet_20_Link"><text:span text:style-name="T3">https://en.wikipedia.org/wiki/G%C3%B6del%27s_incompleteness_theorems</text:span></text:a></text:p>
      <text:p text:style-name="P10"/>
      <text:p text:style-name="P10"><text:reference-mark-start text:name="systems engineering"/>[5]<text:reference-mark-end text:name="systems engineering"/><text:tab/>“Systems engineering”</text:p>
      <text:p text:style-name="P10"><text:tab/>Wikipedia</text:p>
      <text:p text:style-name="P10"><text:tab/><text:a xlink:type="simple" xlink:href="https://en.wikipedia.org/wiki/Systems_engineering" text:style-name="Internet_20_link" text:visited-style-name="Visited_20_Internet_20_Link"><text:span text:style-name="T3">https://en.wikipedia.org/wiki/Systems_engineering</text:span></text:a></text:p>
      <text:p text:style-name="P10"/>
      <text:p text:style-name="P10"><text:reference-mark-start text:name="propositional calculus"/>[6]<text:reference-mark-end text:name="propositional calculus"/><text:tab/>“Propositional calculus”</text:p>
      <text:p text:style-name="P10"><text:tab/>Wikipedia</text:p>
      <text:p text:style-name="P10"><text:tab/><text:a xlink:type="simple" xlink:href="https://en.wikipedia.org/wiki/Propositional_calculus" text:style-name="Internet_20_link" text:visited-style-name="Visited_20_Internet_20_Link"><text:span text:style-name="T3">https://en.wikipedia.org/wiki/Propositional_calculus</text:span></text:a></text:p>
      <text:p text:style-name="P10"/>
      <text:p text:style-name="P10"><text:reference-mark-start text:name="pocket-prover"/>[7]<text:reference-mark-end text:name="pocket-prover"/><text:tab/>“Pocket-Prover”</text:p>
      <text:p text:style-name="P10"><text:tab/>AdvancedResearch</text:p>
      <text:p text:style-name="P10"><text:tab/><text:a xlink:type="simple" xlink:href="https://github.com/advancedresearch/pocket_prover" text:style-name="Internet_20_link" text:visited-style-name="Visited_20_Internet_20_Link"><text:span text:style-name="T3">https://github.com/advancedresearch/pocket_prover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8T08:51:45.584487000</meta:creation-date>
    <dc:date>2021-01-28T10:32:52.333460000</dc:date>
    <meta:editing-duration>PT8M53S</meta:editing-duration>
    <meta:editing-cycles>1</meta:editing-cycles>
    <meta:document-statistic meta:table-count="0" meta:image-count="0" meta:object-count="0" meta:page-count="2" meta:paragraph-count="47" meta:word-count="299" meta:character-count="2401" meta:non-whitespace-character-count="2119"/>
    <meta:generator>LibreOffice/5.1.2.2$MacOSX_X86_64 LibreOffice_project/d3bf12ecb743fc0d20e0be0c58ca359301eb705f</meta:generator>
  </office:meta>
</office:document-meta>
</file>